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5AD0638FD73822B1.png" manifest:media-type="image/png"/>
  <manifest:file-entry manifest:full-path="Pictures/10000000000000960000009698A6B76E0CB23D8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wrapper">
        <text:section text:style-name="Sect1" text:name="content">
          <text:h text:style-name="Heading_20_2" text:outline-level="2">Algo] Matrix Rotation </text:h>
          <text:p text:style-name="Text_20_body"/>
          <text:p text:style-name="Text_20_body"><text:s/>Editorial by <text:a xlink:type="simple" xlink:href="https://www.hackerrank.com/abhiranjan" office:target-frame-name="_blank" xlink:show="new" text:style-name="Internet_20_link" text:visited-style-name="Visited_20_Internet_20_Link">abhiranjan</text:a> </text:p>
          <text:p text:style-name="Text_20_body">Suppose we have following <text:span text:style-name="Emphasis">4x5</text:span> matrix.</text:p>
          <text:p text:style-name="Preformatted_20_Text"><text:span text:style-name="Source_20_Text">a11 <text:s/>a12 <text:s/>a13 <text:s/>a14 <text:s/>a15</text:span></text:p>
          <text:p text:style-name="Preformatted_20_Text"/>
          <text:p text:style-name="Preformatted_20_Text"><text:span text:style-name="Source_20_Text">a21 <text:s/>a22 <text:s/>a23 <text:s/>a24 <text:s/>a25</text:span></text:p>
          <text:p text:style-name="Preformatted_20_Text"/>
          <text:p text:style-name="Preformatted_20_Text"><text:span text:style-name="Source_20_Text">a31 <text:s/>a32 <text:s/>a33 <text:s/>a34 <text:s/>a35</text:span></text:p>
          <text:p text:style-name="Preformatted_20_Text"/>
          <text:p text:style-name="P2"><text:span text:style-name="Source_20_Text">a41 <text:s/>a42 <text:s/>a43 <text:s/>a44 <text:s/>a45</text:span></text:p>
          <text:p text:style-name="Text_20_body">In order to rotate it, we create strips of various levels. In the above example 3 strips will be created and they are as follows.</text:p>
          <text:p text:style-name="Preformatted_20_Text"><text:span text:style-name="Source_20_Text">Outer strip:</text:span></text:p>
          <text:p text:style-name="Preformatted_20_Text"/>
          <text:p text:style-name="Preformatted_20_Text"><text:span text:style-name="Source_20_Text">a11 <text:s/>a12 <text:s/>a13 <text:s/>a14 <text:s/>a15</text:span></text:p>
          <text:p text:style-name="Preformatted_20_Text"/>
          <text:p text:style-name="Preformatted_20_Text"><text:span text:style-name="Source_20_Text">a21 <text:s text:c="16"/>a25</text:span></text:p>
          <text:p text:style-name="Preformatted_20_Text"/>
          <text:p text:style-name="Preformatted_20_Text"><text:span text:style-name="Source_20_Text">a31 <text:s text:c="16"/>a35</text:span></text:p>
          <text:p text:style-name="Preformatted_20_Text"/>
          <text:p text:style-name="Preformatted_20_Text"><text:span text:style-name="Source_20_Text">a41 <text:s/>a42 <text:s/>a43 <text:s/>a44 <text:s/>a45</text:span></text:p>
          <text:p text:style-name="Preformatted_20_Text"/>
          <text:p text:style-name="Preformatted_20_Text"><text:span text:style-name="Source_20_Text">-&gt;</text:span></text:p>
          <text:p text:style-name="Preformatted_20_Text"/>
          <text:p text:style-name="Preformatted_20_Text"><text:span text:style-name="Source_20_Text">a11 &lt;- a12 &lt;- a13 &lt;- a14 &lt;- a15 &lt;- a25 &lt;- a35 &lt;- a45 &lt;- a44 &lt;- a43 &lt;- a42 &lt;- a41 &lt;- a31 &lt;- a21</text:span></text:p>
          <text:p text:style-name="Preformatted_20_Text"/>
          <text:p text:style-name="Preformatted_20_Text"><text:span text:style-name="Source_20_Text">Inner strip:</text:span></text:p>
          <text:p text:style-name="Preformatted_20_Text"/>
          <text:p text:style-name="Preformatted_20_Text"><text:span text:style-name="Source_20_Text"><text:s text:c="4"/>a22 <text:s/>a23 <text:s/>a24</text:span></text:p>
          <text:p text:style-name="Preformatted_20_Text"/>
          <text:p text:style-name="Preformatted_20_Text"><text:span text:style-name="Source_20_Text"><text:s text:c="4"/>a32 <text:s/>a33 <text:s/>a34</text:span></text:p>
          <text:p text:style-name="Preformatted_20_Text"/>
          <text:p text:style-name="Preformatted_20_Text"><text:span text:style-name="Source_20_Text">-&gt;</text:span></text:p>
          <text:p text:style-name="Preformatted_20_Text"/>
          <text:p text:style-name="P2"><text:span text:style-name="Source_20_Text">a22 &lt;- a23 &lt;- a24 &lt;- a34 &lt;- a33 &lt;- a32</text:span></text:p>
          <text:p text:style-name="Text_20_body">Since <text:span text:style-name="Emphasis">R</text:span> can be very large, we will rotate each strip, of length <text:span text:style-name="Emphasis">k</text:span>, by <text:span text:style-name="Emphasis">R%k</text:span> times. After rotating each strips we will recreate the original matrix.</text:p>
          <text:p text:style-name="Text_20_body">Let's rotate above strip by one step, <text:span text:style-name="Emphasis">R = 1</text:span>, and the creating the matrix will involve the following steps.</text:p>
          <text:p text:style-name="Preformatted_20_Text"><text:span text:style-name="Source_20_Text">Outer strip:</text:span></text:p>
          <text:p text:style-name="Preformatted_20_Text"/>
          <text:p text:style-name="Preformatted_20_Text"><text:span text:style-name="Source_20_Text">a12 &lt;- a13 &lt;- a14 &lt;- a15 &lt;- a25 &lt;- a35 &lt;- a45 &lt;- a44 &lt;- a43 &lt;- a42 &lt;- a41 &lt;- a31 &lt;- a21 &lt;- a11</text:span></text:p>
          <text:p text:style-name="Preformatted_20_Text"/>
          <text:p text:style-name="Preformatted_20_Text"><text:span text:style-name="Source_20_Text">-&gt;</text:span></text:p>
          <text:p text:style-name="Preformatted_20_Text"/>
          <text:p text:style-name="Preformatted_20_Text"><text:span text:style-name="Source_20_Text">a12 <text:s/>a13 <text:s/>a14 <text:s/>a15 <text:s/>a25</text:span></text:p>
          <text:p text:style-name="Preformatted_20_Text"/>
          <text:p text:style-name="Preformatted_20_Text"><text:soft-page-break/><text:span text:style-name="Source_20_Text">a11 <text:s text:c="16"/>a35</text:span></text:p>
          <text:p text:style-name="Preformatted_20_Text"/>
          <text:p text:style-name="Preformatted_20_Text"><text:span text:style-name="Source_20_Text">a21 <text:s text:c="16"/>a45</text:span></text:p>
          <text:p text:style-name="Preformatted_20_Text"/>
          <text:p text:style-name="Preformatted_20_Text"><text:span text:style-name="Source_20_Text">a31 <text:s/>a41 <text:s/>a42 <text:s/>a43 <text:s/>a44</text:span></text:p>
          <text:p text:style-name="Preformatted_20_Text"/>
          <text:p text:style-name="Preformatted_20_Text"/>
          <text:p text:style-name="Preformatted_20_Text"><text:span text:style-name="Source_20_Text">Inner strip:</text:span></text:p>
          <text:p text:style-name="Preformatted_20_Text"/>
          <text:p text:style-name="Preformatted_20_Text"><text:span text:style-name="Source_20_Text">a23 &lt;- a24 &lt;- a34 &lt;- a33 &lt;- a32 &lt;- a22</text:span></text:p>
          <text:p text:style-name="Preformatted_20_Text"/>
          <text:p text:style-name="Preformatted_20_Text"><text:span text:style-name="Source_20_Text">-&gt;</text:span></text:p>
          <text:p text:style-name="Preformatted_20_Text"/>
          <text:p text:style-name="Preformatted_20_Text"><text:span text:style-name="Source_20_Text"><text:s text:c="5"/>a23 <text:s/>a24 <text:s/>a34</text:span></text:p>
          <text:p text:style-name="Preformatted_20_Text"/>
          <text:p text:style-name="P2"><text:span text:style-name="Source_20_Text"><text:s text:c="5"/>a22 <text:s/>a32 <text:s/>a33</text:span></text:p>
          <text:p text:style-name="Text_20_body">So the final configuration of the above matrix after 1 rotation will be:</text:p>
          <text:p text:style-name="Preformatted_20_Text"><text:span text:style-name="Source_20_Text">a12 <text:s/>a13 <text:s/>a14 <text:s/>a15 <text:s/>a25</text:span></text:p>
          <text:p text:style-name="Preformatted_20_Text"/>
          <text:p text:style-name="Preformatted_20_Text"><text:span text:style-name="Source_20_Text">a11 <text:s/>a23 <text:s/>a24 <text:s/>a34 <text:s/>a35</text:span></text:p>
          <text:p text:style-name="Preformatted_20_Text"/>
          <text:p text:style-name="Preformatted_20_Text"><text:span text:style-name="Source_20_Text">a21 <text:s/>a22 <text:s/>a32 <text:s/>a33 <text:s/>a45</text:span></text:p>
          <text:p text:style-name="Preformatted_20_Text"/>
          <text:p text:style-name="P2"><text:span text:style-name="Source_20_Text">a31 <text:s/>a41 <text:s/>a42 <text:s/>a43 <text:s/>a44</text:span></text:p>
          <text:p text:style-name="Text_20_body"><draw:frame draw:style-name="fr1" draw:name="Image3" text:anchor-type="as-char" svg:width="0.661cm" svg:height="0.661cm" draw:z-index="0"><draw:image xlink:href="Pictures/10000000000000960000009698A6B76E0CB23D8C.png" xlink:type="simple" xlink:show="embed" xlink:actuate="onLoad"/></draw:frame> Set by <text:a xlink:type="simple" xlink:href="https://www.hackerrank.com/gman007" office:target-frame-name="_blank" xlink:show="new" text:style-name="Internet_20_link" text:visited-style-name="Visited_20_Internet_20_Link">gman007</text:a> </text:p>
          <text:p text:style-name="Text_20_body">Problem Setter's code : </text:p>
          <text:p text:style-name="Preformatted_20_Text"><text:span text:style-name="Source_20_Text">import scala.collection.mutable.HashMap;</text:span></text:p>
          <text:p text:style-name="Preformatted_20_Text"/>
          <text:p text:style-name="Preformatted_20_Text"><text:span text:style-name="Source_20_Text">object Solution{</text:span></text:p>
          <text:p text:style-name="Preformatted_20_Text"/>
          <text:p text:style-name="Preformatted_20_Text"><text:span text:style-name="Source_20_Text"><text:s text:c="4"/>def main(args:Array[String]) = {</text:span></text:p>
          <text:p text:style-name="Preformatted_20_Text"><text:span text:style-name="Source_20_Text"><text:s text:c="8"/>val in = readLine.split(" ").map(_.toInt);</text:span></text:p>
          <text:p text:style-name="Preformatted_20_Text"><text:span text:style-name="Source_20_Text"><text:s text:c="8"/>var arr = new Array[Array[Int]](in(0));</text:span></text:p>
          <text:p text:style-name="Preformatted_20_Text"><text:span text:style-name="Source_20_Text"><text:s text:c="8"/>for(i &lt;- 1 to in(0)) </text:span></text:p>
          <text:p text:style-name="Preformatted_20_Text"><text:span text:style-name="Source_20_Text"><text:s text:c="12"/>arr(i-1) = readLine.split(" ").map(_.toInt);</text:span></text:p>
          <text:p text:style-name="Preformatted_20_Text"><text:span text:style-name="Source_20_Text"><text:s text:c="8"/>println(rotate(arr, in(2)))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def rotate(arr:Array[Array[Int]], r:Int):String = {</text:span></text:p>
          <text:p text:style-name="Preformatted_20_Text"><text:span text:style-name="Source_20_Text"><text:s text:c="8"/>var b = Array.fill(arr.size){ new Array[Int](arr(0).size) };</text:span></text:p>
          <text:p text:style-name="Preformatted_20_Text"><text:span text:style-name="Source_20_Text"><text:s text:c="8"/>var m = arr.size;</text:span></text:p>
          <text:p text:style-name="Preformatted_20_Text"><text:span text:style-name="Source_20_Text"><text:s text:c="8"/>var n = arr(0).size;</text:span></text:p>
          <text:p text:style-name="Preformatted_20_Text"><text:span text:style-name="Source_20_Text"><text:s text:c="8"/>val min = Math.min(m/2, n/2);</text:span></text:p>
          <text:p text:style-name="Preformatted_20_Text"><text:span text:style-name="Source_20_Text"><text:s text:c="8"/>for(i &lt;- 1 to min){</text:span></text:p>
          <text:p text:style-name="Preformatted_20_Text"><text:span text:style-name="Source_20_Text"><text:s text:c="12"/>val map = getMap(m, n);</text:span></text:p>
          <text:p text:style-name="Preformatted_20_Text"><text:span text:style-name="Source_20_Text"><text:s text:c="12"/>val len = map.keys.size;</text:span></text:p>
          <text:p text:style-name="Preformatted_20_Text"><text:span text:style-name="Source_20_Text"><text:s text:c="12"/>for(j &lt;- map.keys){</text:span></text:p>
          <text:p text:style-name="Preformatted_20_Text"><text:span text:style-name="Source_20_Text"><text:s text:c="16"/>val cur = map(j);</text:span></text:p>
          <text:p text:style-name="Preformatted_20_Text"><text:span text:style-name="Source_20_Text"><text:s text:c="16"/>val next = map((j+r)%len);</text:span></text:p>
          <text:p text:style-name="Preformatted_20_Text"><text:span text:style-name="Source_20_Text"><text:s text:c="16"/>b(next._1 + i-1)(next._2 + i-1) = arr(cur._1 + i-1)(cur._2 + i-1);</text:span></text:p>
          <text:p text:style-name="Preformatted_20_Text"><text:span text:style-name="Source_20_Text"><text:s text:c="12"/>}</text:span></text:p>
          <text:p text:style-name="Preformatted_20_Text"><text:span text:style-name="Source_20_Text"><text:s text:c="12"/>m-=2;</text:span></text:p>
          <text:p text:style-name="Preformatted_20_Text"><text:span text:style-name="Source_20_Text"><text:s text:c="12"/>n-=2;</text:span></text:p>
          <text:p text:style-name="Preformatted_20_Text"><text:span text:style-name="Source_20_Text"><text:s text:c="8"/>}</text:span></text:p>
          <text:p text:style-name="Preformatted_20_Text"><text:span text:style-name="Source_20_Text"><text:s text:c="8"/>return b.map(x =&gt; x.mkString(" ")).mkString("\n");</text:span></text:p>
          <text:p text:style-name="Preformatted_20_Text"><text:span text:style-name="Source_20_Text"><text:s text:c="4"/>}</text:span></text:p>
          <text:p text:style-name="Preformatted_20_Text"><text:soft-page-break/></text:p>
          <text:p text:style-name="Preformatted_20_Text"><text:span text:style-name="Source_20_Text"><text:s text:c="4"/>def getMap(m:Int, n:Int):HashMap[Int, Tuple2[Int, Int]] = {</text:span></text:p>
          <text:p text:style-name="Preformatted_20_Text"><text:span text:style-name="Source_20_Text"><text:s text:c="8"/>var map = new HashMap[Int, Tuple2[Int, Int]]();</text:span></text:p>
          <text:p text:style-name="Preformatted_20_Text"><text:span text:style-name="Source_20_Text"><text:s text:c="8"/>val len = 2*(m+n-2)-1;</text:span></text:p>
          <text:p text:style-name="Preformatted_20_Text"><text:span text:style-name="Source_20_Text"><text:s text:c="8"/>for(i &lt;- 0 to len) map += (i -&gt; getLoc(i, m, n));</text:span></text:p>
          <text:p text:style-name="Preformatted_20_Text"><text:span text:style-name="Source_20_Text"><text:s text:c="8"/>return map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def getLoc(i:Int, m:Int, n:Int):Tuple2[Int, Int] = {</text:span></text:p>
          <text:p text:style-name="Preformatted_20_Text"><text:span text:style-name="Source_20_Text"><text:s text:c="8"/>if(i &lt; m-1) </text:span></text:p>
          <text:p text:style-name="Preformatted_20_Text"><text:span text:style-name="Source_20_Text"><text:s text:c="12"/>return (i, 0);</text:span></text:p>
          <text:p text:style-name="Preformatted_20_Text"><text:span text:style-name="Source_20_Text"><text:s text:c="8"/>else if(i &lt; m+n-2) </text:span></text:p>
          <text:p text:style-name="Preformatted_20_Text"><text:span text:style-name="Source_20_Text"><text:s text:c="12"/>return (m-1, (i - m + 1) % n);</text:span></text:p>
          <text:p text:style-name="Preformatted_20_Text"><text:span text:style-name="Source_20_Text"><text:s text:c="8"/>else if(i &lt; 2*m + n - 3) </text:span></text:p>
          <text:p text:style-name="Preformatted_20_Text"><text:span text:style-name="Source_20_Text"><text:s text:c="12"/>return (2*m + n-3-i, n-1);</text:span></text:p>
          <text:p text:style-name="Preformatted_20_Text"><text:span text:style-name="Source_20_Text"><text:s text:c="8"/>else </text:span></text:p>
          <text:p text:style-name="Preformatted_20_Text"><text:span text:style-name="Source_20_Text"><text:s text:c="12"/>return (0, 2*(m+n-2)-i);</text:span></text:p>
          <text:p text:style-name="Preformatted_20_Text"><text:span text:style-name="Source_20_Text"><text:s text:c="4"/>}</text:span></text:p>
          <text:p text:style-name="P2"><text:span text:style-name="Source_20_Text">}</text:span></text:p>
          <text:p text:style-name="Text_20_body"><draw:frame draw:style-name="fr1" draw:name="Image4" text:anchor-type="as-char" svg:width="0.661cm" svg:height="0.661cm" draw:z-index="1"><draw:image xlink:href="Pictures/1000020100000096000000965AD0638FD73822B1.png" xlink:type="simple" xlink:show="embed" xlink:actuate="onLoad"/></draw:frame> Tested by <text:a xlink:type="simple" xlink:href="https://www.hackerrank.com/abhiranjan" office:target-frame-name="_blank" xlink:show="new" text:style-name="Internet_20_link" text:visited-style-name="Visited_20_Internet_20_Link">abhiranjan</text:a> </text:p>
          <text:p text:style-name="Text_20_body">Problem Tester's code : </text:p>
          <text:p text:style-name="Preformatted_20_Text"><text:span text:style-name="Source_20_Text">{-#Language MultiWayIf #-}</text:span></text:p>
          <text:p text:style-name="Preformatted_20_Text"/>
          <text:p text:style-name="Preformatted_20_Text"><text:span text:style-name="Source_20_Text">--- {{{</text:span></text:p>
          <text:p text:style-name="Preformatted_20_Text"><text:span text:style-name="Source_20_Text">import Data.List</text:span></text:p>
          <text:p text:style-name="Preformatted_20_Text"><text:span text:style-name="Source_20_Text">import Data.Char</text:span></text:p>
          <text:p text:style-name="Preformatted_20_Text"><text:span text:style-name="Source_20_Text">import qualified Data.Vector as V</text:span></text:p>
          <text:p text:style-name="Preformatted_20_Text"><text:span text:style-name="Source_20_Text">import qualified Data.Map as Map</text:span></text:p>
          <text:p text:style-name="Preformatted_20_Text"><text:span text:style-name="Source_20_Text">import Control.Applicative</text:span></text:p>
          <text:p text:style-name="Preformatted_20_Text"><text:span text:style-name="Source_20_Text">import Data.Tuple</text:span></text:p>
          <text:p text:style-name="Preformatted_20_Text"><text:span text:style-name="Source_20_Text">import Data.Maybe</text:span></text:p>
          <text:p text:style-name="Preformatted_20_Text"><text:span text:style-name="Source_20_Text">-- }}}</text:span></text:p>
          <text:p text:style-name="Preformatted_20_Text"/>
          <text:p text:style-name="Preformatted_20_Text"><text:span text:style-name="Source_20_Text">type Index = (Int, Int)</text:span></text:p>
          <text:p text:style-name="Preformatted_20_Text"><text:span text:style-name="Source_20_Text">type MatrixIndex = Map.Map Index Index</text:span></text:p>
          <text:p text:style-name="Preformatted_20_Text"/>
          <text:p text:style-name="Preformatted_20_Text"><text:span text:style-name="Source_20_Text">showMatrix :: (Show a) =&gt; [[a]] -&gt; String</text:span></text:p>
          <text:p text:style-name="Preformatted_20_Text"><text:span text:style-name="Source_20_Text">showMatrix = unlines. map(unwords. map show)</text:span></text:p>
          <text:p text:style-name="Preformatted_20_Text"/>
          <text:p text:style-name="Preformatted_20_Text"><text:span text:style-name="Source_20_Text">main :: IO ()</text:span></text:p>
          <text:p text:style-name="Preformatted_20_Text"><text:span text:style-name="Source_20_Text">main =</text:span></text:p>
          <text:p text:style-name="Preformatted_20_Text"><text:span text:style-name="Source_20_Text"><text:s text:c="2"/>getContents &gt;&gt;=</text:span></text:p>
          <text:p text:style-name="Preformatted_20_Text"><text:span text:style-name="Source_20_Text"><text:s text:c="2"/>putStrLn. showMatrix. solve. map (map read. words). lines</text:span></text:p>
          <text:p text:style-name="Preformatted_20_Text"/>
          <text:p text:style-name="Preformatted_20_Text"><text:span text:style-name="Source_20_Text">solve :: [[Int]] -&gt; [[Int]]</text:span></text:p>
          <text:p text:style-name="Preformatted_20_Text"><text:span text:style-name="Source_20_Text">solve ([n, m, r]:matrix) = ans</text:span></text:p>
          <text:p text:style-name="Preformatted_20_Text"><text:span text:style-name="Source_20_Text"><text:s text:c="2"/>where</text:span></text:p>
          <text:p text:style-name="Preformatted_20_Text"><text:span text:style-name="Source_20_Text"><text:s text:c="4"/>vMatrix = V.fromList (map V.fromList matrix)</text:span></text:p>
          <text:p text:style-name="Preformatted_20_Text"><text:span text:style-name="Source_20_Text"><text:s text:c="4"/>(layers, revLayers) = getIndices (n, m)</text:span></text:p>
          <text:p text:style-name="Preformatted_20_Text"><text:span text:style-name="Source_20_Text"><text:s text:c="4"/>layers' = map (rotate r) layers</text:span></text:p>
          <text:p text:style-name="Preformatted_20_Text"><text:span text:style-name="Source_20_Text"><text:s text:c="4"/>layersMap = Map.fromList. concat $ layers'</text:span></text:p>
          <text:p text:style-name="Preformatted_20_Text"><text:span text:style-name="Source_20_Text"><text:s text:c="4"/>revLayersMap = Map.fromList. concat $ revLayers</text:span></text:p>
          <text:p text:style-name="Preformatted_20_Text"><text:span text:style-name="Source_20_Text"><text:s text:c="4"/>indexMatrix = getMatrix (n, m) layersMap revLayersMap</text:span></text:p>
          <text:p text:style-name="Preformatted_20_Text"><text:span text:style-name="Source_20_Text"><text:s text:c="4"/>ans = [ [ vMatrix V.! r' V.! c| (r', c) &lt;- rows] | rows &lt;- indexMatrix]</text:span></text:p>
          <text:p text:style-name="Preformatted_20_Text"><text:span text:style-name="Source_20_Text">solve _ = undefined</text:span></text:p>
          <text:p text:style-name="Preformatted_20_Text"/>
          <text:p text:style-name="Preformatted_20_Text"><text:span text:style-name="Source_20_Text">getIndices :: Index -&gt; ([[(Index, Index)]], [[(Index, Index)]])</text:span></text:p>
          <text:p text:style-name="Preformatted_20_Text"><text:span text:style-name="Source_20_Text">getIndices (n, m) = (layers, <text:s/>layersRev)</text:span></text:p>
          <text:p text:style-name="Preformatted_20_Text"><text:span text:style-name="Source_20_Text"><text:s text:c="2"/>where</text:span></text:p>
          <text:p text:style-name="Preformatted_20_Text"><text:span text:style-name="Source_20_Text"><text:s text:c="4"/>mn = min (n+1) (m+1)</text:span></text:p>
          <text:p text:style-name="Preformatted_20_Text"><text:soft-page-break/><text:span text:style-name="Source_20_Text"><text:s text:c="4"/>layers = map (\(r, c) -&gt; getLayer r (n-2*r, m-2*c)) indicesAdd</text:span></text:p>
          <text:p text:style-name="Preformatted_20_Text"><text:span text:style-name="Source_20_Text"><text:s text:c="4"/>layersRev = map (map swap) layers</text:span></text:p>
          <text:p text:style-name="Preformatted_20_Text"><text:span text:style-name="Source_20_Text"><text:s text:c="4"/>indicesAdd = take (mn`div`2)(zip [0..] [0..])</text:span></text:p>
          <text:p text:style-name="Preformatted_20_Text"/>
          <text:p text:style-name="Preformatted_20_Text"><text:span text:style-name="Source_20_Text">getLayer :: Int -&gt; Index -&gt; [(Index, Index)]</text:span></text:p>
          <text:p text:style-name="Preformatted_20_Text"><text:span text:style-name="Source_20_Text">getLayer layerIdx rc@(r, c)</text:span></text:p>
          <text:p text:style-name="Preformatted_20_Text"><text:span text:style-name="Source_20_Text"><text:s text:c="2"/>| r == 0 || c == 0 =</text:span></text:p>
          <text:p text:style-name="Preformatted_20_Text"><text:span text:style-name="Source_20_Text"><text:s text:c="6"/>let dr = signum r</text:span></text:p>
          <text:p text:style-name="Preformatted_20_Text"><text:span text:style-name="Source_20_Text"><text:s text:c="10"/>dc = signum c</text:span></text:p>
          <text:p text:style-name="Preformatted_20_Text"><text:span text:style-name="Source_20_Text"><text:s text:c="10"/>arr = zipWith (\d (x, y) -&gt; (x+d*dr, y+d*dc))</text:span></text:p>
          <text:p text:style-name="Preformatted_20_Text"><text:span text:style-name="Source_20_Text"><text:s text:c="24"/>[0..]</text:span></text:p>
          <text:p text:style-name="Preformatted_20_Text"><text:span text:style-name="Source_20_Text"><text:s text:c="24"/>(replicate (max r c) (layerIdx, layerIdx))</text:span></text:p>
          <text:p text:style-name="Preformatted_20_Text"><text:span text:style-name="Source_20_Text"><text:s text:c="6"/>in <text:s/>zip (zip (repeat layerIdx) [0..]) arr</text:span></text:p>
          <text:p text:style-name="Preformatted_20_Text"><text:span text:style-name="Source_20_Text"><text:s text:c="2"/>| otherwise = getLayer' 0 (layerIdx, layerIdx) (0, 1)</text:span></text:p>
          <text:p text:style-name="Preformatted_20_Text"><text:span text:style-name="Source_20_Text"><text:s text:c="4"/>where</text:span></text:p>
          <text:p text:style-name="Preformatted_20_Text"><text:span text:style-name="Source_20_Text"><text:s text:c="6"/>getLayer' :: Int -&gt; Index -&gt; <text:s text:c="7"/>Index -&gt; <text:s text:c="8"/>[(Index, Index)]</text:span></text:p>
          <text:p text:style-name="Preformatted_20_Text"><text:span text:style-name="Source_20_Text"><text:s text:c="6"/>getLayer' <text:s text:c="3"/>idx <text:s text:c="3"/>curPos@(r', c') add1@(rAdd, cAdd)</text:span></text:p>
          <text:p text:style-name="Preformatted_20_Text"><text:span text:style-name="Source_20_Text"><text:s text:c="8"/>| idx == 2*(r-1+c-1) = []</text:span></text:p>
          <text:p text:style-name="Preformatted_20_Text"><text:span text:style-name="Source_20_Text"><text:s text:c="8"/>| otherwise = ((layerIdx, idx), curPos): ans'</text:span></text:p>
          <text:p text:style-name="Preformatted_20_Text"><text:span text:style-name="Source_20_Text"><text:s text:c="10"/>where</text:span></text:p>
          <text:p text:style-name="Preformatted_20_Text"><text:span text:style-name="Source_20_Text"><text:s text:c="12"/>ans' = getLayer' (idx+1) (r'+rAdd', c'+cAdd') add2</text:span></text:p>
          <text:p text:style-name="Preformatted_20_Text"><text:span text:style-name="Source_20_Text"><text:s text:c="12"/>add2@(rAdd', cAdd') = if | idx == c-1 -&gt; (1, 0)</text:span></text:p>
          <text:p text:style-name="Preformatted_20_Text"><text:span text:style-name="Source_20_Text"><text:s text:c="37"/>| idx == r-1+c-1 -&gt; (0, -1)</text:span></text:p>
          <text:p text:style-name="Preformatted_20_Text"><text:span text:style-name="Source_20_Text"><text:s text:c="37"/>| idx == c-1+r-1+c-1 -&gt; (-1, 0)</text:span></text:p>
          <text:p text:style-name="Preformatted_20_Text"><text:span text:style-name="Source_20_Text"><text:s text:c="37"/>| otherwise -&gt; <text:s/>add1</text:span></text:p>
          <text:p text:style-name="Preformatted_20_Text"/>
          <text:p text:style-name="Preformatted_20_Text"/>
          <text:p text:style-name="Preformatted_20_Text"><text:span text:style-name="Source_20_Text">getMatrix :: Index -&gt; MatrixIndex -&gt; MatrixIndex -&gt; [[(Int, Int)]]</text:span></text:p>
          <text:p text:style-name="Preformatted_20_Text"><text:span text:style-name="Source_20_Text">getMatrix <text:s text:c="3"/>(n, m) <text:s text:c="2"/>matIdx revMatIdx = [ [ getValue r c |c &lt;- [0..m-1]]| r &lt;- [0..n-1]]</text:span></text:p>
          <text:p text:style-name="Preformatted_20_Text"><text:span text:style-name="Source_20_Text"><text:s text:c="2"/>where</text:span></text:p>
          <text:p text:style-name="Preformatted_20_Text"><text:span text:style-name="Source_20_Text"><text:s text:c="4"/>getValue r c = let idx = fromJust. Map.lookup (r, c) $ revMatIdx</text:span></text:p>
          <text:p text:style-name="Preformatted_20_Text"><text:span text:style-name="Source_20_Text"><text:s text:c="19"/>in fromJust. Map.lookup idx $ matIdx</text:span></text:p>
          <text:p text:style-name="Preformatted_20_Text"/>
          <text:p text:style-name="Preformatted_20_Text"><text:span text:style-name="Source_20_Text">rotate :: Int -&gt; [(Index, Index)] -&gt; [(Index, Index)]</text:span></text:p>
          <text:p text:style-name="Preformatted_20_Text"><text:span text:style-name="Source_20_Text">rotate k idx = zip lt (b++a)</text:span></text:p>
          <text:p text:style-name="Preformatted_20_Text"><text:span text:style-name="Source_20_Text"><text:s text:c="2"/>where</text:span></text:p>
          <text:p text:style-name="Preformatted_20_Text"><text:span text:style-name="Source_20_Text"><text:s text:c="4"/>lt = map fst idx</text:span></text:p>
          <text:p text:style-name="Preformatted_20_Text"><text:span text:style-name="Source_20_Text"><text:s text:c="4"/>rt = map snd idx</text:span></text:p>
          <text:p text:style-name="P2"><text:span text:style-name="Source_20_Text"><text:s text:c="4"/>(a, b) = splitAt (k `rem` length idx) rt</text:span></text:p>
          <text:h text:style-name="Heading_20_4" text:outline-level="4">Statistics</text:h>
          <text:p text:style-name="Text_20_body">Difficulty: Difficult </text:p>
          <text:p text:style-name="Text_20_body">Time Complexity: $O(N \times M)$ </text:p>
          <text:p text:style-name="Text_20_body">Publish Date: Jun 29 2015 </text:p>
          <text:p text:style-name="Text_20_body">This is a Practice Challenge</text:p>
        </text:section>
        <text:section text:style-name="Sect1" text:name="hacker">
          <text:p text:style-name="Standard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21:43:53.551397633</meta:creation-date>
    <dc:date>2016-05-25T21:44:55.732164674</dc:date>
    <meta:editing-duration>PT1M2S</meta:editing-duration>
    <meta:editing-cycles>2</meta:editing-cycles>
    <meta:generator>LibreOffice/5.1.3.2$Linux_X86_64 LibreOffice_project/10m0$Build-2</meta:generator>
    <meta:document-statistic meta:table-count="0" meta:image-count="2" meta:object-count="0" meta:page-count="4" meta:paragraph-count="160" meta:word-count="869" meta:character-count="5521" meta:non-whitespace-character-count="3912"/>
  </office:meta>
</office:document-meta>
</file>